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9c8f" officeooo:paragraph-rsid="00189c8f"/>
    </style:style>
    <style:style style:name="P2" style:family="paragraph" style:parent-style-name="Standard">
      <style:text-properties officeooo:rsid="00189c8f" officeooo:paragraph-rsid="001fad71"/>
    </style:style>
    <style:style style:name="P3" style:family="paragraph" style:parent-style-name="Standard">
      <style:text-properties fo:font-style="italic" officeooo:rsid="00189c8f" officeooo:paragraph-rsid="00189c8f" style:font-style-asian="italic" style:font-style-complex="italic"/>
    </style:style>
    <style:style style:name="P4" style:family="paragraph" style:parent-style-name="Standard">
      <style:text-properties officeooo:rsid="0021d1b5" officeooo:paragraph-rsid="0021d1b5"/>
    </style:style>
    <style:style style:name="P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89c8f" officeooo:paragraph-rsid="00189c8f"/>
    </style:style>
    <style:style style:name="P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1d1b5" officeooo:paragraph-rsid="00189c8f"/>
    </style:style>
    <style:style style:name="T1" style:family="text">
      <style:text-properties officeooo:rsid="0018a092"/>
    </style:style>
    <style:style style:name="T2" style:family="text">
      <style:text-properties style:text-position="super 58%" officeooo:rsid="0018a092"/>
    </style:style>
    <style:style style:name="T3" style:family="text">
      <style:text-properties officeooo:rsid="0020ab3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3">On mobile application that can manage drivers: it will manage the departure time, the itinerary.</text:p>
      <text:p text:style-name="P1"/>
      <text:p text:style-name="P1">I see this project developing further even. Right now, it’s a reactive system. It sees how drivers behave and reacts (in their interest). Next step will be to have a pro-active system. A mobile application that will allow drivers to register their destination and an interval when they want to arrive. The application will let the drivers know when to leave and what itinerary to take.</text:p>
      <text:p text:style-name="P2">Think on the difference between old and modern elevators. </text:p>
      <text:p text:style-name="P2"><text:span text:style-name="T1"><text:tab/>Imagine you have a big building with 3,4,5 elevator. Every person comes in, calls in the elevator. They try to squeeze as many in the first elevator that arrives. When everybody chooses it’s floor, you’ll think the command panel it’s a lightened Christmas tree. You stop at several floors, taking you 5-6 minutes to get to work, already frustrated and sweaty. But same happens to people on the other elevators too. (it once took me 20 minutes to get from 16</text:span><text:span text:style-name="T2">th</text:span><text:span text:style-name="T1"> floor(last one) to lobby at lunch time. The elevator stopped at almost every floor only for people waiting to see there’s no room for them inside. Frustrating on all sides – people inside and outside of the elevator)</text:span></text:p>
      <text:p text:style-name="P1"><text:tab/><text:span text:style-name="T3">Now imagine the elevator you see in modern buildings. In the lobby you have one command panel for all the elevators. People come in and enter their floor. Then the system distribute the people to elevators grouped on close floors. So you may have 2-3 stops at worst, with a 30-40 seconds ride. That saved the administrator of the building a lot of money on energy, it can carry more people with fewer elevators (instead of having 5 elevators going 10 minutes per ride, you can have 3 elevators with 3-4 minutes per ride), and happier visitors.</text:span></text:p>
      <text:p text:style-name="P6"/>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09:46:23.804551819</meta:creation-date>
    <meta:generator>LibreOffice/5.3.1.2$Linux_X86_64 LibreOffice_project/30m0$Build-2</meta:generator>
    <dc:date>2017-09-06T10:02:33.607631591</dc:date>
    <meta:editing-duration>PT16M7S</meta:editing-duration>
    <meta:editing-cycles>8</meta:editing-cycles>
    <meta:document-statistic meta:table-count="0" meta:image-count="0" meta:object-count="0" meta:page-count="1" meta:paragraph-count="5" meta:word-count="305" meta:character-count="1760" meta:non-whitespace-character-count="1456"/>
  </office:meta>
</office:document-meta>
</file>